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4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44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Справка</text:h>
      <text:section text:style-name="Sect1" text:name="d0e2036">
        <text:p text:style-name="P3"><text:span text:style-name="T2">EDT</text:span> содержит всю необходимую справочную информацию. Вы можете читать ее в отдельном окне, нажав <text:span text:style-name="T2">Справка</text:span> → <text:span text:style-name="T2">Оглавление справки</text:span> в главном меню основного окна.</text:p>
        <text:p text:style-name="P1">Вся справочная информация разделена на четыре больших раздела, это:</text:p>
        <text:list xml:id="list8224615787110747696" text:style-name="L44">
          <text:list-item>
            <text:p text:style-name="P4">1C:Enterprise Development Tools Руководство разработчика - документация по разработке прикладных решений.</text:p>
          </text:list-item>
          <text:list-item>
            <text:p text:style-name="P4">Workbench User Guide - документация на английском языке по возможностям платформы Eclipse, стандартные элементы которой использует <text:span text:style-name="T2">EDT</text:span>.</text:p>
          </text:list-item>
          <text:list-item>
            <text:p text:style-name="P4">EGit Documentation - документация на английском языке по возможностям работы с системой контроля версий Git.</text:p>
          </text:list-item>
          <text:list-item>
            <text:p text:style-name="P2">1C Руководство - справочник по типам встроенного языка.</text:p>
          </text:list-item>
        </text:list>
        <text:p text:style-name="P1">Справка содержит удобную поисковую систему. Она позволяет создавать собственные области поиска (чтобы искать не по всех материалах), отмечать закладками те разделы, к которым нужно быстро вернуться.</text:p>
        <text:h text:style-name="P7" text:outline-level="3">Сопутствующая информация</text:h>
        <text:h text:style-name="P5" text:outline-level="4">Концепции</text:h>
        <text:p text:style-name="Text_20_body">‣ <text:a xlink:type="simple" xlink:href="https://its.1c.ru/db/content/edtdoc/src/i024.html?_=1542292896#d0e4139" text:style-name="Internet_20_link" text:visited-style-name="Visited_20_Internet_20_Link"><text:span text:style-name="T1">Инструменты разработки</text:span></text:a></text:p>
        <text:p text:style-name="Text_20_body">‣ <text:a xlink:type="simple" xlink:href="https://its.1c.ru/db/content/edtdoc/src/i031.html?_=1542292896#i031" text:style-name="Internet_20_link" text:visited-style-name="Visited_20_Internet_20_Link"><text:span text:style-name="T1">Взаимодействие с информационной базой</text:span></text:a></text:p>
        <text:p text:style-name="Text_20_body">‣ <text:a xlink:type="simple" xlink:href="https://its.1c.ru/db/content/edtdoc/src/i032.html?_=1542292896#i032" text:style-name="Internet_20_link" text:visited-style-name="Visited_20_Internet_20_Link"><text:span text:style-name="T1">Разработка прикладных решений</text:span></text:a></text:p>
        <text:p text:style-name="Text_20_body">‣ <text:a xlink:type="simple" xlink:href="https://its.1c.ru/db/content/edtdoc/src/i182.html?_=1542292896#i182" text:style-name="Internet_20_link" text:visited-style-name="Visited_20_Internet_20_Link"><text:span text:style-name="T1">Запуск и отладка прикладных решений</text:span></text:a></text:p>
        <text:p text:style-name="Text_20_body">‣ <text:a xlink:type="simple" xlink:href="https://its.1c.ru/db/content/edtdoc/src/i030.html?_=1542292896#i030" text:style-name="Internet_20_link" text:visited-style-name="Visited_20_Internet_20_Link"><text:span text:style-name="T1">Конфигурация</text:span></text:a></text:p>
        <text:p text:style-name="Text_20_body">‣ <text:a xlink:type="simple" xlink:href="https://its.1c.ru/db/content/edtdoc/src/i033.html?_=1542292896#i033" text:style-name="Internet_20_link" text:visited-style-name="Visited_20_Internet_20_Link"><text:span text:style-name="T1">Помощь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18:33.088661933</dc:date>
    <meta:editing-duration>PT7H</meta:editing-duration>
    <meta:editing-cycles>11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39" meta:character-count="1020" meta:non-whitespace-character-count="901"/>
  </office:meta>
</office:document-meta>
</file>